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2284e"/>
    </style:style>
    <style:style style:name="P2" style:family="paragraph" style:parent-style-name="Standard">
      <style:text-properties officeooo:paragraph-rsid="0013c0b7"/>
    </style:style>
    <style:style style:name="T1" style:family="text">
      <style:text-properties officeooo:rsid="0012284e"/>
    </style:style>
    <style:style style:name="T2" style:family="text">
      <style:text-properties officeooo:rsid="0013c0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dears for BUGweather thingy</text:span></text:p>
      <text:p text:style-name="P1"><text:span text:style-name="T1"/></text:p>
      <text:p text:style-name="P1"><text:span text:style-name="T1">what this board can do:</text:span></text:p>
      <text:p text:style-name="P1"><text:span text:style-name="T1">barometric pressure</text:span></text:p>
      <text:p text:style-name="P1"><text:span text:style-name="T1">humidity</text:span></text:p>
      <text:p text:style-name="P1"><text:span text:style-name="T1">light sensor</text:span></text:p>
      <text:p text:style-name="P1"><text:span text:style-name="T1">temperature yo</text:span></text:p>
      <text:p text:style-name="P1"><text:span text:style-name="T1"/></text:p>
      <text:p text:style-name="P1"><text:span text:style-name="T1">other bug technologies we've got</text:span></text:p>
      <text:p text:style-name="P1"><text:span text:style-name="T1">GPS</text:span></text:p>
      <text:p text:style-name="P1"><text:span text:style-name="T1">Camera</text:span></text:p>
      <text:p text:style-name="P1"><text:span text:style-name="T1">...basically anything else</text:span></text:p>
      <text:p text:style-name="P1"><text:span text:style-name="T1"/></text:p>
      <text:p text:style-name="P1"><text:span text:style-name="T1">IDEAS:</text:span></text:p>
      <text:p text:style-name="P1"><text:span text:style-name="T1">1. motherbug swarm?</text:span></text:p>
      <text:p text:style-name="P1"><text:span text:style-name="T1"><text:s text:c="3"/>-2+ motherbugs, both same graphic UI (see wiki page_</text:span></text:p>
      <text:p text:style-name="P1"><text:span text:style-name="T1">2. security swarm</text:span></text:p>
      <text:p text:style-name="P1"><text:span text:style-name="T1"><text:s text:c="3"/>bugs in different places -&gt; huge changes in light sensitivity</text:span></text:p>
      <text:p text:style-name="P1"><text:span text:style-name="T1"><text:s text:c="3"/>takes a picture? motion sensing one-&gt;many</text:span></text:p>
      <text:p text:style-name="P1"><text:span text:style-name="T1">3. Weather Station</text:span></text:p>
      <text:p text:style-name="P1"><text:span text:style-name="T1"><text:s text:c="3"/>sparkfun functions, different places, graph, predict</text:span></text:p>
      <text:p text:style-name="P1"><text:span text:style-name="T1"><text:s text:c="3"/>good for zoos/aquariums that need to maintain a specific climate</text:span></text:p>
      <text:p text:style-name="P1"><text:span text:style-name="T1">4. Pandacam!</text:span></text:p>
      <text:p text:style-name="P1"><text:span text:style-name="T1"><text:s text:c="3"/>take pictures (dare i say video?) where most motion/light is detected</text:span></text:p>
      <text:p text:style-name="P1"><text:span text:style-name="T1"><text:s text:c="3"/>temperature could also work</text:span></text:p>
      <text:p text:style-name="P1"><text:span text:style-name="T1">5. Monitoring pedestrian traffic: stores and such</text:span></text:p>
      <text:p text:style-name="P1"><text:span text:style-name="T1">6. Taxi services: use gps to monitor taxis around the city</text:span></text:p>
      <text:p text:style-name="P1"><text:span text:style-name="T1">7. Energy conservation: turn off light if no movement--&gt;brightness</text:span></text:p>
      <text:p text:style-name="P1"><text:span text:style-name="T1"><text:s text:c="3"/>level..</text:span></text:p>
      <text:p text:style-name="P1"><text:span text:style-name="T1">8.</text:span></text:p>
      <text:p text:style-name="P1"><text:span text:style-name="T1"/></text:p>
      <text:p text:style-name="P2"><text:span text:style-name="T2">Basically the best thing ever to happen to the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enry Liu</meta:initial-creator>
    <meta:creation-date>2011-07-21T15:13:43</meta:creation-date>
    <dc:date>2011-07-21T16:37:10</dc:date>
    <dc:creator>Henry Liu</dc:creator>
    <meta:editing-duration>PT01H23M28S</meta:editing-duration>
    <meta:editing-cycles>2</meta:editing-cycles>
    <meta:generator>OpenOffice.org/3.2$Unix OpenOffice.org_project/320m19$Build-9505</meta:generator>
    <meta:document-statistic meta:table-count="0" meta:image-count="0" meta:object-count="0" meta:page-count="1" meta:paragraph-count="28" meta:word-count="133" meta:character-count="862"/>
  </office:meta>
</office:document-meta>
</file>